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5" style:family="paragraph"/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ListParagraph" style:list-style-name="LFO5" style:family="paragraph"/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  <style:style style:name="P23" style:parent-style-name="ListParagraph" style:list-style-name="LFO7" style:family="paragraph"/>
    <style:style style:name="P24" style:parent-style-name="ListParagraph" style:list-style-name="LFO7" style:family="paragraph"/>
    <style:style style:name="P25" style:parent-style-name="ListParagraph" style:list-style-name="LFO7" style:family="paragraph"/>
    <style:style style:name="P26" style:parent-style-name="ListParagraph" style:list-style-name="LFO7" style:family="paragraph"/>
    <style:style style:name="P27" style:parent-style-name="ListParagraph" style:list-style-name="LFO8" style:family="paragraph"/>
    <style:style style:name="P28" style:parent-style-name="ListParagraph" style:list-style-name="LFO8" style:family="paragraph"/>
    <style:style style:name="P29" style:parent-style-name="ListParagraph" style:list-style-name="LFO8" style:family="paragraph"/>
    <style:style style:name="P30" style:parent-style-name="ListParagraph" style:list-style-name="LFO8" style:family="paragraph"/>
    <style:style style:name="P31" style:parent-style-name="ListParagraph" style:list-style-name="LFO9" style:family="paragraph"/>
    <style:style style:name="P32" style:parent-style-name="ListParagraph" style:list-style-name="LFO9" style:family="paragraph"/>
    <style:style style:name="P33" style:parent-style-name="ListParagraph" style:list-style-name="LFO9" style:family="paragraph"/>
    <style:style style:name="P34" style:parent-style-name="ListParagraph" style:list-style-name="LFO9" style:family="paragraph"/>
    <style:style style:name="P35" style:parent-style-name="ListParagraph" style:list-style-name="LFO10" style:family="paragraph"/>
    <style:style style:name="P36" style:parent-style-name="ListParagraph" style:list-style-name="LFO10" style:family="paragraph"/>
    <style:style style:name="P37" style:parent-style-name="ListParagraph" style:list-style-name="LFO10" style:family="paragraph"/>
    <style:style style:name="P38" style:parent-style-name="ListParagraph" style:list-style-name="LFO10" style:family="paragraph"/>
    <style:style style:name="TableColumn40" style:family="table-column">
      <style:table-column-properties style:column-width="3.1458in" style:use-optimal-column-width="false"/>
    </style:style>
    <style:style style:name="TableColumn41" style:family="table-column">
      <style:table-column-properties style:column-width="3.125in" style:use-optimal-column-width="false"/>
    </style:style>
    <style:style style:name="Table39" style:family="table">
      <style:table-properties style:width="0in" fo:margin-left="0.048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77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78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79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80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81" style:parent-style-name="Normal" style:list-style-name="LFO11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82" style:parent-style-name="Normal" style:list-style-name="LFO11" style:family="paragraph">
      <style:paragraph-properties fo:widows="0" fo:orphans="0" fo:text-align="justify" style:vertical-align="auto" fo:margin-bottom="0in" fo:line-height="115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P84" style:parent-style-name="Normal" style:list-style-name="LFO11" style:family="paragraph">
      <style:paragraph-properties fo:widows="0" fo:orphans="0" fo:text-align="justify" style:vertical-align="auto" fo:margin-bottom="0in" fo:line-height="115%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ro" fo:country="RO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list-style-name="LFO12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96" style:parent-style-name="Normal" style:list-style-name="LFO12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97" style:parent-style-name="Normal" style:list-style-name="LFO12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98" style:parent-style-name="Normal" style:list-style-name="LFO12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99" style:parent-style-name="Normal" style:list-style-name="LFO12" style:family="paragraph">
      <style:paragraph-properties fo:widows="0" fo:orphans="0" fo:text-align="justify" style:vertical-align="auto" fo:margin-bottom="0in" fo:line-height="115%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 fo:language="ro" fo:country="RO"/>
    </style:style>
    <style:style style:name="P101" style:parent-style-name="Normal" style:family="paragraph">
      <style:paragraph-properties fo:widows="0" fo:orphans="0" fo:text-align="justify" fo:margin-left="1in">
        <style:tab-stops/>
      </style:paragraph-properties>
      <style:text-properties style:font-name="Times New Roman" style:font-name-asian="Times New Roman" fo:font-size="12pt" style:font-size-asian="12pt" style:font-size-complex="12pt" fo:language="ro" fo:country="RO"/>
    </style:style>
    <style:style style:name="P102" style:parent-style-name="Normal" style:family="paragraph">
      <style:text-properties style:font-name="Arial" style:font-name-asian="Arial" style:font-name-complex="Arial"/>
    </style:style>
    <style:style style:name="TableColumn104" style:family="table-column">
      <style:table-column-properties style:column-width="3.1458in" style:use-optimal-column-width="false"/>
    </style:style>
    <style:style style:name="TableColumn105" style:family="table-column">
      <style:table-column-properties style:column-width="3.125in" style:use-optimal-column-width="false"/>
    </style:style>
    <style:style style:name="Table103" style:family="table">
      <style:table-properties style:width="0in" fo:margin-left="0.0486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1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2" style:parent-style-name="Normal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3" style:parent-style-name="Normal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4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5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6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7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8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49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50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51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52" style:parent-style-name="ListParagraph" style:list-style-name="LFO13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ro" fo:country="RO"/>
    </style:style>
    <style:style style:name="P158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fo:font-size="12pt" style:font-size-asian="12pt" style:font-size-complex="12pt" fo:language="ro" fo:country="RO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4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5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6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7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8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69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70" style:parent-style-name="Normal" style:list-style-name="LFO14" style:family="paragraph">
      <style:paragraph-properties fo:widows="0" fo:orphans="0" fo:text-align="justify" style:vertical-align="auto" fo:margin-bottom="0in" fo:line-height="115%"/>
      <style:text-properties style:font-name="Times New Roman" style:font-name-asian="Times New Roman" fo:font-size="12pt" style:font-size-asian="12pt" style:font-size-complex="12pt" fo:language="ro" fo:country="RO"/>
    </style:style>
    <style:style style:name="P171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P172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  <style:style style:name="P173" style:parent-style-name="Normal" style:family="paragraph">
      <style:paragraph-properties fo:widows="0" fo:orphans="0" fo:text-align="justify"/>
      <style:text-properties style:font-name="Times New Roman" style:font-name-asian="Times New Roman" fo:font-size="12pt" style:font-size-asian="12pt" style:font-size-complex="12pt" fo:language="ro" fo:country="RO"/>
    </style:style>
  </office:automatic-styles>
  <office:body>
    <office:text text:use-soft-page-breaks="true">
      <text:p text:style-name="P1">1 As a General Director I want to login to my account as the highest admin authority</text:p>
      <text:p text:style-name="Normal">to manage users<text:s/></text:p>
      <text:p text:style-name="Normal"/>
      <text:p text:style-name="Normal">Acceptance Criteria:</text:p>
      <text:list text:style-name="LFO1" text:continue-numbering="true">
        <text:list-item>
          <text:p text:style-name="P2">The username and password will be checked by the program</text:p>
        </text:list-item>
        <text:list-item>
          <text:p text:style-name="P3">If the account has the permission to manage users, it will gain admin status</text:p>
        </text:list-item>
        <text:list-item>
          <text:p text:style-name="P4">Else it will gain limited access to the infrastructure</text:p>
        </text:list-item>
      </text:list>
      <text:p text:style-name="Normal"/>
      <text:p text:style-name="Normal">2 As a General Director I want to logout to my account</text:p>
      <text:p text:style-name="Normal"/>
      <text:p text:style-name="Normal">Acceptance Criteria:</text:p>
      <text:list text:style-name="LFO2" text:continue-numbering="true">
        <text:list-item>
          <text:p text:style-name="P5">I will press the log off button if I want to disconnect from my account</text:p>
        </text:list-item>
        <text:list-item>
          <text:p text:style-name="P6">The system will log me off</text:p>
        </text:list-item>
      </text:list>
      <text:p text:style-name="Normal"/>
      <text:p text:style-name="Normal">3 As a General Director I want to add users in case the other admins are busy</text:p>
      <text:p text:style-name="Normal"/>
      <text:p text:style-name="Normal">Acceptance Criteria:</text:p>
      <text:list text:style-name="LFO3" text:continue-numbering="true">
        <text:list-item>
          <text:p text:style-name="P7">If the account has admin status after all the required user data is acquired, the user can be added</text:p>
        </text:list-item>
        <text:list-item>
          <text:p text:style-name="P8">Else the user has to be added by someone who has admin permissions</text:p>
        </text:list-item>
        <text:list-item>
          <text:p text:style-name="P9">The system validates the data</text:p>
        </text:list-item>
        <text:list-item>
          <text:p text:style-name="P10">The user is added to the system<text:s/></text:p>
        </text:list-item>
      </text:list>
      <text:p text:style-name="Normal"/>
      <text:p text:style-name="Normal"/>
      <text:p text:style-name="Normal">4 As a General Director I want to remove users in case the other admins are busy</text:p>
      <text:p text:style-name="Normal"/>
      <text:p text:style-name="Normal">Acceptance Criteria:</text:p>
      <text:list text:style-name="LFO4" text:continue-numbering="true">
        <text:list-item>
          <text:p text:style-name="P11">If the account has admin status after all the required user data is acquired, the user can be removed</text:p>
        </text:list-item>
        <text:list-item>
          <text:p text:style-name="P12">Else the user has to be added by someone who has admin permissions</text:p>
        </text:list-item>
        <text:list-item>
          <text:p text:style-name="P13">The system validates the data</text:p>
        </text:list-item>
        <text:list-item>
          <text:p text:style-name="P14">The user is removed from system</text:p>
        </text:list-item>
      </text:list>
      <text:p text:style-name="Normal"/>
      <text:p text:style-name="Normal">5 As a General Director I want to edit users' data in case the other admins are busy</text:p>
      <text:p text:style-name="Normal"/>
      <text:p text:style-name="Normal">Acceptance Criteria:</text:p>
      <text:list text:style-name="LFO5" text:continue-numbering="true">
        <text:list-item>
          <text:p text:style-name="P15">If the account has admin status, the users' data can be modified</text:p>
        </text:list-item>
        <text:list-item>
          <text:p text:style-name="P16">Else the user has to be added by someone who has admin permissions</text:p>
        </text:list-item>
        <text:list-item>
          <text:p text:style-name="P17">The system validates the data</text:p>
        </text:list-item>
        <text:list-item>
          <text:p text:style-name="P18">The data is correctly modified<text:s/></text:p>
        </text:list-item>
      </text:list>
      <text:p text:style-name="Normal"/>
      <text:p text:style-name="Normal">6 As a general Director I want to open a position, so people can check out available jobs</text:p>
      <text:p text:style-name="Normal"/>
      <text:p text:style-name="Normal">Acceptance Criteria:</text:p>
      <text:list text:style-name="LFO6" text:continue-numbering="true">
        <text:list-item>
          <text:p text:style-name="P19">If the account has admin status, the account can add positions<text:s/></text:p>
        </text:list-item>
        <text:list-item>
          <text:p text:style-name="P20">Else the user has to be added by someone who has admin permissions</text:p>
        </text:list-item>
        <text:list-item>
          <text:p text:style-name="P21">The system validates new position description</text:p>
        </text:list-item>
        <text:list-item>
          <text:p text:style-name="P22">A new position is added<text:s/></text:p>
        </text:list-item>
      </text:list>
      <text:p text:style-name="Normal"/>
      <text:p text:style-name="Normal">7 As a general Director I want to close a position, to display that we don't need new employees on that task</text:p>
      <text:p text:style-name="Normal"/>
      <text:p text:style-name="Normal">Acceptance Criteria:</text:p>
      <text:list text:style-name="LFO7" text:continue-numbering="true">
        <text:list-item>
          <text:p text:style-name="P23">If the account has admin status, the account can remove positions<text:s/></text:p>
        </text:list-item>
        <text:list-item>
          <text:p text:style-name="P24">Else the user has to be added by someone who has admin permissions</text:p>
        </text:list-item>
        <text:list-item>
          <text:p text:style-name="P25">The system validates the removed position from the system</text:p>
        </text:list-item>
        <text:list-item>
          <text:p text:style-name="P26">The position is removed</text:p>
        </text:list-item>
      </text:list>
      <text:p text:style-name="Normal"/>
      <text:soft-page-break/>
      <text:p text:style-name="Normal">8 As a general Director I want to edit a position, so people can check the changed requirements off the job</text:p>
      <text:p text:style-name="Normal"/>
      <text:p text:style-name="Normal">Acceptance Criteria:</text:p>
      <text:list text:style-name="LFO8" text:continue-numbering="true">
        <text:list-item>
          <text:p text:style-name="P27">If the account has admin status, the account can add positions<text:s/></text:p>
        </text:list-item>
        <text:list-item>
          <text:p text:style-name="P28">Else the user has to be added by someone who has admin permissions</text:p>
        </text:list-item>
        <text:list-item>
          <text:p text:style-name="P29">The system validates the modified data of the position<text:s/></text:p>
        </text:list-item>
        <text:list-item>
          <text:p text:style-name="P30">The position new data is modified<text:s/></text:p>
        </text:list-item>
      </text:list>
      <text:p text:style-name="Normal"/>
      <text:p text:style-name="Normal">9 As a general Director I want to send announcements to all of the users, to inform them about important news</text:p>
      <text:p text:style-name="Normal"/>
      <text:p text:style-name="Normal">Acceptance Criteria:</text:p>
      <text:list text:style-name="LFO9" text:continue-numbering="true">
        <text:list-item>
          <text:p text:style-name="P31">If the account has admin status, the account can add positions<text:s/></text:p>
        </text:list-item>
        <text:list-item>
          <text:p text:style-name="P32">Else the user has to be added by someone who has admin permissions</text:p>
        </text:list-item>
        <text:list-item>
          <text:p text:style-name="P33">The system will check the message data</text:p>
        </text:list-item>
        <text:list-item>
          <text:p text:style-name="P34">The message will be sent to all the users</text:p>
        </text:list-item>
      </text:list>
      <text:p text:style-name="Normal"/>
      <text:p text:style-name="Normal">10 As a general Director I want to send announcements to all of the user who have admin status, to inform them about important news</text:p>
      <text:p text:style-name="Normal"/>
      <text:p text:style-name="Normal">Acceptance Criteria:</text:p>
      <text:list text:style-name="LFO10" text:continue-numbering="true">
        <text:list-item>
          <text:p text:style-name="P35">If the account has admin status, the account can add positions<text:s/></text:p>
        </text:list-item>
        <text:list-item>
          <text:p text:style-name="P36">Else the user has to be added by someone who has admin permissions</text:p>
        </text:list-item>
        <text:list-item>
          <text:p text:style-name="P37">The system will check the message data</text:p>
        </text:list-item>
        <text:list-item>
          <text:p text:style-name="P38">The message will be sent to all the users with admin status</text:p>
        </text:list-item>
      </text:list>
      <text:p text:style-name="Normal"/>
      <text:p text:style-name="Normal">4 As a General Director I want to add users with admin status so that I can split the management tasks to other people</text:p>
      <text:p text:style-name="Normal"/>
      <text:soft-page-break/>
      <text:p text:style-name="Normal">Acceptance Criteria:</text:p>
      <text:p text:style-name="Normal">• <text:s text:c="3"/>If the account has the General Director status after all the required user data is acquired, the user can be added</text:p>
      <text:p text:style-name="Normal">• <text:s text:c="3"/>The system validates the data</text:p>
      <text:p text:style-name="Normal">• <text:s text:c="3"/>The admin is added to the system</text:p>
      <text:p text:style-name="Normal">6 As a General Director I want to remove users with admin status to make room for other management employees</text:p>
      <text:p text:style-name="Normal"/>
      <text:p text:style-name="Normal">Acceptance Criteria:</text:p>
      <text:p text:style-name="Normal">• <text:s text:c="3"/>If the account has General Director status after all the required user data is acquired, the admins can be removed</text:p>
      <text:p text:style-name="Normal">• <text:s text:c="3"/>The system validates the data</text:p>
      <text:p text:style-name="Normal">• <text:s text:c="3"/>The admin is removed from system</text:p>
      <text:p text:style-name="Normal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Autor</text:p>
          </table:table-cell>
          <table:table-cell table:style-name="TableCell45">
            <text:p text:style-name="P46">Cruceat Radu</text:p>
          </table:table-cell>
        </table:table-row>
        <table:table-row table:style-name="TableRow47">
          <table:table-cell table:style-name="TableCell48">
            <text:p text:style-name="P49">Use Case UC1</text:p>
          </table:table-cell>
          <table:table-cell table:style-name="TableCell50">
            <text:p text:style-name="P51">View Personal Info</text:p>
          </table:table-cell>
        </table:table-row>
        <table:table-row table:style-name="TableRow52">
          <table:table-cell table:style-name="TableCell53">
            <text:p text:style-name="P54">Actors</text:p>
          </table:table-cell>
          <table:table-cell table:style-name="TableCell55">
            <text:p text:style-name="P56">Employee</text:p>
          </table:table-cell>
        </table:table-row>
        <table:table-row table:style-name="TableRow57">
          <table:table-cell table:style-name="TableCell58">
            <text:p text:style-name="P59">Preconditions</text:p>
          </table:table-cell>
          <table:table-cell table:style-name="TableCell60">
            <text:p text:style-name="P61">User is identified and authenticated</text:p>
          </table:table-cell>
        </table:table-row>
        <table:table-row table:style-name="TableRow62">
          <table:table-cell table:style-name="TableCell63">
            <text:p text:style-name="P64">Postconditions</text:p>
          </table:table-cell>
          <table:table-cell table:style-name="TableCell65">
            <text:p text:style-name="P66">The user can check his personal info</text:p>
          </table:table-cell>
        </table:table-row>
        <table:table-row table:style-name="TableRow67">
          <table:table-cell table:style-name="TableCell68">
            <text:p text:style-name="P69">Trigger</text:p>
          </table:table-cell>
          <table:table-cell table:style-name="TableCell70">
            <text:p text:style-name="P71">After the User presses View Personal Info button</text:p>
          </table:table-cell>
        </table:table-row>
        <table:table-row table:style-name="TableRow72">
          <table:table-cell table:style-name="TableCell73">
            <text:p text:style-name="P74">Main Scenario</text:p>
          </table:table-cell>
          <table:table-cell table:style-name="TableCell75">
            <text:list text:style-name="LFO11" text:continue-numbering="true">
              <text:list-item>
                <text:p text:style-name="P76">The user logs in with his/her username and password<text:s/></text:p>
              </text:list-item>
            </text:list>
            <text:list text:style-name="LFO11" text:continue-numbering="true">
              <text:list-item>
                <text:p text:style-name="P77">The system finds the user account using his/her entered information</text:p>
              </text:list-item>
            </text:list>
            <text:list text:style-name="LFO11" text:continue-numbering="true">
              <text:list-item>
                <text:p text:style-name="P78">The system checks the person’s role in the company<text:s/></text:p>
              </text:list-item>
            </text:list>
            <text:list text:style-name="LFO11" text:continue-numbering="true">
              <text:list-item>
                <text:p text:style-name="P79">If the information is correct (it is in the system database) the system logs<text:s/><text:soft-page-break/>in the user having his associated role</text:p>
              </text:list-item>
            </text:list>
            <text:list text:style-name="LFO11" text:continue-numbering="true">
              <text:list-item>
                <text:p text:style-name="P80">The user presses the View Personal Info button</text:p>
              </text:list-item>
            </text:list>
            <text:list text:style-name="LFO11" text:continue-numbering="true">
              <text:list-item>
                <text:p text:style-name="P81">The system checks the Information associated with the account in its database.</text:p>
              </text:list-item>
            </text:list>
            <text:list text:style-name="LFO11" text:continue-numbering="true">
              <text:list-item>
                <text:p text:style-name="P82"><text:span text:style-name="T83">The system displays the requested information in the same tab</text:span></text:p>
              </text:list-item>
            </text:list>
            <text:list text:style-name="LFO11" text:continue-numbering="true">
              <text:list-item>
                <text:p text:style-name="P84"><text:span text:style-name="T85">The user can see the data in the tab and can be closed</text:span></text:p>
              </text:list-item>
            </text:list>
          </table:table-cell>
        </table:table-row>
        <text:soft-page-break/>
        <table:table-row table:style-name="TableRow86">
          <table:table-cell table:style-name="TableCell87">
            <text:p text:style-name="P88">Alternative Flow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Exceptions</text:p>
          </table:table-cell>
          <table:table-cell table:style-name="TableCell94">
            <text:list text:style-name="LFO12" text:continue-numbering="true">
              <text:list-item>
                <text:p text:style-name="P95">The user account name or passowrd <text:s/>is incorrect or it is not registered in the system</text:p>
              </text:list-item>
            </text:list>
            <text:list text:style-name="LFO12" text:continue-numbering="true">
              <text:list-item>
                <text:list>
                  <text:list-item>
                    <text:p text:style-name="P96">The system displays inccorect login information<text:s/></text:p>
                  </text:list-item>
                </text:list>
              </text:list-item>
            </text:list>
            <text:list text:style-name="LFO12" text:continue-numbering="true">
              <text:list-item>
                <text:list>
                  <text:list-item>
                    <text:p text:style-name="P97">The applicant corrects the field with correct info or he/she requests to be added to the database</text:p>
                  </text:list-item>
                </text:list>
              </text:list-item>
            </text:list>
            <text:list text:style-name="LFO12" text:continue-numbering="true">
              <text:list-item>
                <text:p text:style-name="P98">The user Personal Data is incomplete</text:p>
              </text:list-item>
            </text:list>
            <text:list text:style-name="LFO12" text:continue-numbering="true">
              <text:list-item>
                <text:list>
                  <text:list-item>
                    <text:p text:style-name="P99"><text:span text:style-name="T100">The system displays the incomplete data as empty</text:span></text:p>
                  </text:list-item>
                </text:list>
              </text:list-item>
            </text:list>
            <text:p text:style-name="P101"/>
          </table:table-cell>
        </table:table-row>
      </table:table>
      <text:p text:style-name="P102"/>
      <text:p text:style-name="Normal"/>
      <text:p text:style-name="Normal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utor</text:p>
          </table:table-cell>
          <table:table-cell table:style-name="TableCell109">
            <text:p text:style-name="P110">Cruceat Radu</text:p>
          </table:table-cell>
        </table:table-row>
        <table:table-row table:style-name="TableRow111">
          <table:table-cell table:style-name="TableCell112">
            <text:p text:style-name="P113">Use Case UC1</text:p>
          </table:table-cell>
          <table:table-cell table:style-name="TableCell114">
            <text:p text:style-name="P115">Edit Teams</text:p>
          </table:table-cell>
        </table:table-row>
        <table:table-row table:style-name="TableRow116">
          <table:table-cell table:style-name="TableCell117">
            <text:p text:style-name="P118">Actors</text:p>
          </table:table-cell>
          <table:table-cell table:style-name="TableCell119">
            <text:p text:style-name="P120">Team Manager</text:p>
          </table:table-cell>
        </table:table-row>
        <table:table-row table:style-name="TableRow121">
          <table:table-cell table:style-name="TableCell122">
            <text:p text:style-name="P123">Preconditions</text:p>
          </table:table-cell>
          <table:table-cell table:style-name="TableCell124">
            <text:p text:style-name="P125">User is identified and authenticated</text:p>
          </table:table-cell>
        </table:table-row>
        <text:soft-page-break/>
        <table:table-row table:style-name="TableRow126">
          <table:table-cell table:style-name="TableCell127">
            <text:p text:style-name="P128">Postconditions</text:p>
          </table:table-cell>
          <table:table-cell table:style-name="TableCell129">
            <text:p text:style-name="P130">The team information has been modified<text:s/></text:p>
          </table:table-cell>
        </table:table-row>
        <table:table-row table:style-name="TableRow131">
          <table:table-cell table:style-name="TableCell132">
            <text:p text:style-name="P133">Trigger</text:p>
          </table:table-cell>
          <table:table-cell table:style-name="TableCell134">
            <text:p text:style-name="P135">After the edit teams button is pressed<text:s/></text:p>
          </table:table-cell>
        </table:table-row>
        <table:table-row table:style-name="TableRow136">
          <table:table-cell table:style-name="TableCell137">
            <text:p text:style-name="P138">Main Scenario</text:p>
          </table:table-cell>
          <table:table-cell table:style-name="TableCell139">
            <text:list text:style-name="LFO13" text:continue-numbering="true">
              <text:list-item>
                <text:p text:style-name="P140">The user logs in with his/hers username and password</text:p>
              </text:list-item>
            </text:list>
            <text:list text:style-name="LFO13" text:continue-numbering="true">
              <text:list-item>
                <text:p text:style-name="P141">The system find the user account using his/her entered information</text:p>
              </text:list-item>
            </text:list>
            <text:list text:style-name="LFO13" text:continue-numbering="true">
              <text:list-item>
                <text:p text:style-name="P142">The system checks the person’s role in the company<text:s/></text:p>
              </text:list-item>
            </text:list>
            <text:list text:style-name="LFO13" text:continue-numbering="true">
              <text:list-item>
                <text:p text:style-name="P143">If the information is correct (it is in the system database) the system logs in the user having his associated role</text:p>
              </text:list-item>
            </text:list>
            <text:list text:style-name="LFO13" text:continue-numbering="true">
              <text:list-item>
                <text:p text:style-name="P144">The user can see all of the teams in the company and can individually edit any of them<text:s/></text:p>
              </text:list-item>
            </text:list>
            <text:list text:style-name="LFO13" text:continue-numbering="true">
              <text:list-item>
                <text:p text:style-name="P145">The user chooses a team and presses its „edit team” button.</text:p>
              </text:list-item>
            </text:list>
            <text:list text:style-name="LFO13" text:continue-numbering="true">
              <text:list-item>
                <text:p text:style-name="P146">The system checks the Information associated with the team in its database.</text:p>
              </text:list-item>
            </text:list>
            <text:list text:style-name="LFO13" text:continue-numbering="true">
              <text:list-item>
                <text:p text:style-name="P147">The system displays the team informations<text:s/></text:p>
              </text:list-item>
            </text:list>
            <text:list text:style-name="LFO13" text:continue-numbering="true">
              <text:list-item>
                <text:p text:style-name="P148">The user can add a new team or remove one if it is not needed anymore(removing all the users in the team also)</text:p>
              </text:list-item>
            </text:list>
            <text:list text:style-name="LFO13" text:continue-numbering="true">
              <text:list-item>
                <text:p text:style-name="P149">The user can add/remove a person into/from the team using the add/remove person button</text:p>
              </text:list-item>
            </text:list>
            <text:list text:style-name="LFO13" text:continue-numbering="true">
              <text:list-item>
                <text:p text:style-name="P150">The user can name/change a team leader for each team</text:p>
              </text:list-item>
            </text:list>
            <text:list text:style-name="LFO13" text:continue-numbering="true">
              <text:list-item>
                <text:p text:style-name="P151">The user will press the confirm button</text:p>
              </text:list-item>
            </text:list>
            <text:list text:style-name="LFO13" text:continue-numbering="true">
              <text:list-item>
                <text:p text:style-name="P152">The team information will be changed and stored in the database</text:p>
              </text:list-item>
            </text:list>
          </table:table-cell>
        </table:table-row>
        <text:soft-page-break/>
        <table:table-row table:style-name="TableRow153">
          <table:table-cell table:style-name="TableCell154">
            <text:p text:style-name="P155">Alternative Flows</text:p>
          </table:table-cell>
          <table:table-cell table:style-name="TableCell156">
            <text:p text:style-name="P157"/>
            <text:p text:style-name="P158"/>
          </table:table-cell>
        </table:table-row>
        <table:table-row table:style-name="TableRow159">
          <table:table-cell table:style-name="TableCell160">
            <text:p text:style-name="P161">Exceptions</text:p>
          </table:table-cell>
          <table:table-cell table:style-name="TableCell162">
            <text:list text:style-name="LFO14" text:continue-numbering="true">
              <text:list-item>
                <text:p text:style-name="P163">The user account name or passowrd <text:s/>is incorrect or it is not registered in the system</text:p>
              </text:list-item>
            </text:list>
            <text:list text:style-name="LFO14" text:continue-numbering="true">
              <text:list-item>
                <text:list>
                  <text:list-item>
                    <text:p text:style-name="P164">The system displays inccorect login information<text:s/></text:p>
                  </text:list-item>
                </text:list>
              </text:list-item>
            </text:list>
            <text:list text:style-name="LFO14" text:continue-numbering="true">
              <text:list-item>
                <text:list>
                  <text:list-item>
                    <text:p text:style-name="P165">The applicant corrects the field with correct info or he/she requests to be added to the database</text:p>
                  </text:list-item>
                </text:list>
              </text:list-item>
            </text:list>
            <text:list text:style-name="LFO14" text:continue-numbering="true">
              <text:list-item>
                <text:p text:style-name="P166">The user account’s role is not „team manager”<text:s/></text:p>
              </text:list-item>
            </text:list>
            <text:list text:style-name="LFO14" text:continue-numbering="true">
              <text:list-item>
                <text:list>
                  <text:list-item>
                    <text:p text:style-name="P167">The user will have limited acces and can not acces the „edit teams features”</text:p>
                  </text:list-item>
                </text:list>
              </text:list-item>
            </text:list>
            <text:list text:style-name="LFO14" text:continue-numbering="true">
              <text:list-item>
                <text:p text:style-name="P168">If the team already has a team leader<text:s/></text:p>
              </text:list-item>
            </text:list>
            <text:list text:style-name="LFO14" text:continue-numbering="true">
              <text:list-item>
                <text:list>
                  <text:list-item>
                    <text:p text:style-name="P169">The „assign as team leader” button won’t work<text:s/></text:p>
                  </text:list-item>
                </text:list>
              </text:list-item>
            </text:list>
            <text:list text:style-name="LFO14" text:continue-numbering="true">
              <text:list-item>
                <text:list>
                  <text:list-item>
                    <text:p text:style-name="P170">The message „a team leader is already assigned ” will apear</text:p>
                  </text:list-item>
                </text:list>
              </text:list-item>
            </text:list>
            <text:p text:style-name="P171"/>
            <text:p text:style-name="P172"/>
            <text:p text:style-name="P173">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text-line-through-type="none" style:use-window-font-color="true" style:text-underline-type="none" style:text-underline-color="#000000"/>
    </style:style>
    <style:style style:name="WW_CharLFO11LVL2" style:family="text">
      <style:text-properties style:text-line-through-type="none" style:text-underline-type="none" style:text-underline-color="#000000"/>
    </style:style>
    <style:style style:name="WW_CharLFO11LVL3" style:family="text">
      <style:text-properties style:text-line-through-type="none" style:text-underline-type="none" style:text-underline-color="#000000"/>
    </style:style>
    <style:style style:name="WW_CharLFO11LVL4" style:family="text">
      <style:text-properties style:text-line-through-type="none" style:text-underline-type="none" style:text-underline-color="#000000"/>
    </style:style>
    <style:style style:name="WW_CharLFO11LVL5" style:family="text">
      <style:text-properties style:text-line-through-type="none" style:text-underline-type="none" style:text-underline-color="#000000"/>
    </style:style>
    <style:style style:name="WW_CharLFO11LVL6" style:family="text">
      <style:text-properties style:text-line-through-type="none" style:text-underline-type="none" style:text-underline-color="#000000"/>
    </style:style>
    <style:style style:name="WW_CharLFO11LVL7" style:family="text">
      <style:text-properties style:text-line-through-type="none" style:text-underline-type="none" style:text-underline-color="#000000"/>
    </style:style>
    <style:style style:name="WW_CharLFO11LVL8" style:family="text">
      <style:text-properties style:text-line-through-type="none" style:text-underline-type="none" style:text-underline-color="#000000"/>
    </style:style>
    <style:style style:name="WW_CharLFO11LVL9" style:family="text">
      <style:text-properties style:text-line-through-type="none" style:text-underline-type="none" style:text-underline-color="#000000"/>
    </style:style>
    <style:style style:name="WW_CharLFO12LVL2" style:family="text">
      <style:text-properties style:use-window-font-color="true"/>
    </style:style>
    <style:style style:name="WW_CharLFO14LVL1" style:family="text">
      <style:text-properties style:text-line-through-type="none" style:text-underline-type="none" style:text-underline-color="#000000"/>
    </style:style>
    <style:style style:name="WW_CharLFO14LVL2" style:family="text">
      <style:text-properties style:text-line-through-type="none" style:text-underline-type="none" style:text-underline-color="#000000"/>
    </style:style>
    <style:style style:name="WW_CharLFO14LVL3" style:family="text">
      <style:text-properties style:text-line-through-type="none" style:text-underline-type="none" style:text-underline-color="#000000"/>
    </style:style>
    <style:style style:name="WW_CharLFO14LVL4" style:family="text">
      <style:text-properties style:text-line-through-type="none" style:text-underline-type="none" style:text-underline-color="#000000"/>
    </style:style>
    <style:style style:name="WW_CharLFO14LVL5" style:family="text">
      <style:text-properties style:text-line-through-type="none" style:text-underline-type="none" style:text-underline-color="#000000"/>
    </style:style>
    <style:style style:name="WW_CharLFO14LVL6" style:family="text">
      <style:text-properties style:text-line-through-type="none" style:text-underline-type="none" style:text-underline-color="#000000"/>
    </style:style>
    <style:style style:name="WW_CharLFO14LVL7" style:family="text">
      <style:text-properties style:text-line-through-type="none" style:text-underline-type="none" style:text-underline-color="#000000"/>
    </style:style>
    <style:style style:name="WW_CharLFO14LVL8" style:family="text">
      <style:text-properties style:text-line-through-type="none" style:text-underline-type="none" style:text-underline-color="#000000"/>
    </style:style>
    <style:style style:name="WW_CharLFO14LVL9" style:family="text">
      <style:text-properties style:text-line-through-type="none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radu</meta:initial-creator>
    <dc:creator>radu radu</dc:creator>
    <meta:creation-date>2023-11-14T19:18:00Z</meta:creation-date>
    <dc:date>2023-11-14T19:19:00Z</dc:date>
    <meta:template xlink:href="Normal" xlink:type="simple"/>
    <meta:editing-cycles>1</meta:editing-cycles>
    <meta:editing-duration>PT60S</meta:editing-duration>
    <meta:document-statistic meta:page-count="7" meta:paragraph-count="13" meta:word-count="998" meta:character-count="6675" meta:row-count="47" meta:non-whitespace-character-count="5690"/>
  </office:meta>
</office:document-meta>
</file>